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MS Gothic" svg:font-family="'MS Goth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</office:font-face-decls>
  <office:automatic-styles>
    <style:style style:name="Tableau13" style:family="table">
      <style:table-properties style:width="7.694cm" fo:margin-left="3.821cm" fo:margin-right="5.486cm" table:align="margins" style:writing-mode="lr-tb"/>
    </style:style>
    <style:style style:name="Tableau13.A" style:family="table-column">
      <style:table-column-properties style:column-width="4.235cm" style:rel-column-width="36066*"/>
    </style:style>
    <style:style style:name="Tableau13.B" style:family="table-column">
      <style:table-column-properties style:column-width="0.661cm" style:rel-column-width="5635*"/>
    </style:style>
    <style:style style:name="Tableau13.C" style:family="table-column">
      <style:table-column-properties style:column-width="0.688cm" style:rel-column-width="5860*"/>
    </style:style>
    <style:style style:name="Tableau13.F" style:family="table-column">
      <style:table-column-properties style:column-width="0.787cm" style:rel-column-width="6704*"/>
    </style:style>
    <style:style style:name="Tableau13.1" style:family="table-row">
      <style:table-row-properties fo:keep-together="auto"/>
    </style:style>
    <style:style style:name="Tableau1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3.F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3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3.F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3.D3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3.F5" style:family="table-cell" style:data-style-name="N0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Times New Roman" fo:font-size="12pt" officeooo:rsid="001001b8" officeooo:paragraph-rsid="001001b8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officeooo:paragraph-rsid="000edd2e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officeooo:paragraph-rsid="001001b8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officeooo:rsid="000edd2e" officeooo:paragraph-rsid="000edd2e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style:text-underline-style="solid" style:text-underline-width="auto" style:text-underline-color="font-color" fo:font-weight="bold" officeooo:rsid="001001b8" officeooo:paragraph-rsid="001001b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style:text-underline-style="none" fo:font-weight="normal" officeooo:rsid="001001b8" officeooo:paragraph-rsid="001001b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2a6099" style:font-name="Times New Roman" fo:font-size="10pt" officeooo:rsid="001001b8" officeooo:paragraph-rsid="001001b8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fo:color="#2a6099" style:font-name="Times New Roman" fo:font-size="10pt" officeooo:paragraph-rsid="000edd2e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color="#2a6099" style:font-name="Times New Roman" fo:font-size="10pt" style:text-underline-style="none" fo:font-weight="normal" officeooo:rsid="001001b8" officeooo:paragraph-rsid="001001b8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2a6099" style:font-name="Times New Roman" fo:font-size="10pt" officeooo:rsid="000edd2e" officeooo:paragraph-rsid="000edd2e" style:font-size-asian="10pt" style:font-size-complex="10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2a6099" style:font-name="Times New Roman" fo:font-size="10pt" officeooo:paragraph-rsid="000edd2e" style:font-size-asian="10pt" style:font-size-complex="10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paragraph-rsid="001001b8" style:font-size-asian="12pt" style:font-size-complex="12pt"/>
    </style:style>
    <style:style style:name="P13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style:font-name="Times New Roman" fo:font-size="12pt" officeooo:paragraph-rsid="001001b8" style:font-size-asian="12pt" style:font-size-complex="12pt"/>
    </style:style>
    <style:style style:name="P14" style:family="paragraph" style:parent-style-name="Text_20_body">
      <style:paragraph-properties fo:margin-left="0cm" fo:margin-right="0cm" fo:margin-top="0.106cm" fo:margin-bottom="0.106cm" loext:contextual-spacing="false" fo:text-indent="0cm" style:auto-text-indent="false" style:snap-to-layout-grid="false"/>
      <style:text-properties style:font-name="Times New Roman" fo:font-size="12pt" officeooo:paragraph-rsid="001001b8" style:font-size-asian="12pt" style:font-size-complex="12pt"/>
    </style:style>
    <style:style style:name="P15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style:font-name="Times New Roman" fo:font-size="12pt" fo:font-weight="bold" officeooo:paragraph-rsid="001001b8" fo:background-color="#ffff00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style:font-name="Times New Roman" fo:font-size="12pt" fo:font-weight="bold" officeooo:paragraph-rsid="001001b8" style:font-size-asian="12pt" style:font-weight-asian="bold" style:font-size-complex="12pt"/>
    </style:style>
    <style:style style:name="P17" style:family="paragraph" style:parent-style-name="Text_20_body">
      <style:paragraph-properties fo:margin-left="0cm" fo:margin-right="0cm" fo:margin-top="0.106cm" fo:margin-bottom="0.106cm" loext:contextual-spacing="false" fo:text-indent="0cm" style:auto-text-indent="false" style:snap-to-layout-grid="false"/>
      <style:text-properties style:font-name="Times New Roman" fo:font-size="12pt" fo:font-weight="bold" officeooo:paragraph-rsid="001001b8" style:font-size-asian="12pt" style:font-weight-asian="bold" style:font-size-complex="12pt"/>
    </style:style>
    <style:style style:name="P18" style:family="paragraph" style:parent-style-name="Text_20_body">
      <style:paragraph-properties fo:text-align="justify" style:justify-single-word="false"/>
      <style:text-properties style:font-name="Times New Roman" fo:font-size="12pt" officeooo:paragraph-rsid="001001b8" style:font-size-asian="12pt" style:font-size-complex="12pt"/>
    </style:style>
    <style:style style:name="P19" style:family="paragraph" style:parent-style-name="Text_20_body">
      <style:paragraph-properties fo:margin-left="0.979cm" fo:margin-right="0cm" fo:text-indent="0cm" style:auto-text-indent="false"/>
      <style:text-properties style:font-name="Times New Roman" fo:font-size="12pt" style:text-underline-style="solid" style:text-underline-width="auto" style:text-underline-color="font-color" fo:font-weight="bold" officeooo:paragraph-rsid="001001b8" fo:background-color="#ccffff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left="0.979cm" fo:margin-right="0cm" fo:text-align="justify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bold" officeooo:paragraph-rsid="001001b8" fo:background-color="#ccffff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left="2cm" fo:margin-right="0cm" fo:text-indent="0.63cm" style:auto-text-indent="false"/>
      <style:text-properties style:font-name="Times New Roman" fo:font-size="12pt" officeooo:paragraph-rsid="001001b8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style:text-underline-style="solid" style:text-underline-width="auto" style:text-underline-color="font-color" fo:font-weight="bold" officeooo:rsid="001001b8" officeooo:paragraph-rsid="001001b8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Times New Roman" fo:font-size="12pt" officeooo:rsid="001001b8" officeooo:paragraph-rsid="001001b8" style:font-size-asian="12pt" style:font-size-complex="12pt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Times New Roman" fo:font-size="12pt" officeooo:rsid="001001b8" officeooo:paragraph-rsid="001001b8" style:font-size-asian="12pt" style:font-size-complex="12pt"/>
    </style:style>
    <style:style style:name="P25" style:family="paragraph" style:parent-style-name="Standard" style:list-style-name="L3">
      <style:paragraph-properties fo:text-align="justify" style:justify-single-word="false"/>
      <style:text-properties style:font-name="Times New Roman" fo:font-size="12pt" officeooo:rsid="001001b8" officeooo:paragraph-rsid="001001b8" style:font-size-asian="12pt" style:font-size-complex="12pt"/>
    </style:style>
    <style:style style:name="P26" style:family="paragraph" style:parent-style-name="Standard" style:list-style-name="L4">
      <style:paragraph-properties fo:text-align="justify" style:justify-single-word="false"/>
      <style:text-properties style:font-name="Times New Roman" fo:font-size="12pt" officeooo:paragraph-rsid="000edd2e" style:font-size-asian="12pt" style:font-size-complex="12pt"/>
    </style:style>
    <style:style style:name="P27" style:family="paragraph" style:parent-style-name="Standard" style:list-style-name="L5">
      <style:paragraph-properties fo:margin-left="1.251cm" fo:margin-right="0cm" fo:text-align="justify" style:justify-single-word="false" fo:text-indent="-0.635cm" style:auto-text-indent="false"/>
      <style:text-properties style:font-name="Times New Roman" fo:font-size="12pt" officeooo:paragraph-rsid="000edd2e" style:font-size-asian="12pt" style:font-size-complex="12pt"/>
    </style:style>
    <style:style style:name="P28" style:family="paragraph" style:parent-style-name="Standard" style:list-style-name="L5">
      <style:paragraph-properties fo:margin-left="1.251cm" fo:margin-right="0cm" fo:text-align="justify" style:justify-single-word="false" fo:text-indent="-0.635cm" style:auto-text-indent="false"/>
      <style:text-properties style:font-name="Times New Roman" fo:font-size="12pt" officeooo:rsid="000edd2e" officeooo:paragraph-rsid="000edd2e" style:font-size-asian="12pt" style:font-size-complex="12pt"/>
    </style:style>
    <style:style style:name="P29" style:family="paragraph" style:parent-style-name="Standard" style:list-style-name="L5">
      <style:paragraph-properties fo:margin-left="0cm" fo:margin-right="0cm" fo:text-align="justify" style:justify-single-word="false" fo:text-indent="0cm" style:auto-text-indent="false"/>
      <style:text-properties fo:color="#2a6099" style:font-name="Times New Roman" fo:font-size="10pt" officeooo:rsid="0012f254" officeooo:paragraph-rsid="0012f254" style:font-size-asian="10pt" style:font-size-complex="10pt"/>
    </style:style>
    <style:style style:name="P30" style:family="paragraph" style:parent-style-name="Standard" style:list-style-name="L5">
      <style:paragraph-properties fo:margin-left="0cm" fo:margin-right="0cm" fo:text-align="justify" style:justify-single-word="false" fo:text-indent="0cm" style:auto-text-indent="false"/>
      <style:text-properties style:font-name="Times New Roman" fo:font-size="10pt" officeooo:rsid="0012f254" officeooo:paragraph-rsid="0012f254" style:font-size-asian="10pt" style:font-size-complex="10pt"/>
    </style:style>
    <style:style style:name="P31" style:family="paragraph" style:parent-style-name="Text_20_body" style:list-style-name="L6">
      <loext:graphic-properties draw:fill="solid" draw:fill-color="#ffffff" draw:opacity="100%" draw:fill-image-width="0cm" draw:fill-image-height="0cm"/>
      <style:paragraph-properties fo:background-color="#ffffff"/>
      <style:text-properties style:font-name="Times New Roman" fo:font-size="12pt" officeooo:paragraph-rsid="001001b8" style:font-size-asian="12pt" style:font-size-complex="12pt"/>
    </style:style>
    <style:style style:name="P32" style:family="paragraph" style:parent-style-name="Text_20_body" style:list-style-name="L6">
      <loext:graphic-properties draw:fill="solid" draw:fill-color="#ffffff" draw:opacity="100%" draw:fill-image-width="0cm" draw:fill-image-height="0cm"/>
      <style:paragraph-properties fo:background-color="#ffffff"/>
      <style:text-properties style:font-name="Times New Roman" fo:font-size="12pt" fo:font-weight="normal" officeooo:paragraph-rsid="001001b8" style:font-size-asian="12pt" style:font-weight-asian="normal" style:font-size-complex="12pt" style:font-weight-complex="normal"/>
    </style:style>
    <style:style style:name="P33" style:family="paragraph" style:parent-style-name="Text_20_body" style:list-style-name="L6">
      <loext:graphic-properties draw:fill="solid" draw:fill-color="#ffffff" draw:opacity="100%" draw:fill-image-width="0cm" draw:fill-image-height="0cm"/>
      <style:paragraph-properties fo:background-color="#ffffff"/>
      <style:text-properties style:font-name="Times New Roman" fo:font-size="12pt" style:text-underline-style="none" fo:font-weight="normal" officeooo:rsid="0003041e" officeooo:paragraph-rsid="001001b8" style:font-size-asian="12pt" style:font-weight-asian="normal" style:font-size-complex="12pt" style:font-weight-complex="normal"/>
    </style:style>
    <style:style style:name="P34" style:family="paragraph" style:parent-style-name="Text_20_body">
      <loext:graphic-properties draw:fill="solid" draw:fill-color="#ffffff" draw:opacity="100%" draw:fill-image-width="0cm" draw:fill-image-height="0cm"/>
      <style:paragraph-properties fo:margin-top="0cm" fo:margin-bottom="0cm" loext:contextual-spacing="false" fo:background-color="#ffffff"/>
      <style:text-properties fo:color="#2a6099" style:font-name="Times New Roman" fo:font-size="10pt" style:text-underline-style="none" fo:font-weight="normal" officeooo:rsid="0003041e" officeooo:paragraph-rsid="001001b8" style:font-size-asian="10pt" style:font-weight-asian="normal" style:font-size-complex="10pt" style:font-weight-complex="normal"/>
    </style:style>
    <style:style style:name="P35" style:family="paragraph" style:parent-style-name="question">
      <loext:graphic-properties draw:fill-color="#ffffff" draw:fill-image-width="0cm" draw:fill-image-height="0cm"/>
      <style:paragraph-properties fo:margin-top="0cm" fo:margin-bottom="0cm" loext:contextual-spacing="false"/>
      <style:text-properties style:font-name="Times New Roman" fo:font-size="12pt" officeooo:paragraph-rsid="001001b8" style:font-size-asian="12pt" style:font-size-complex="12pt"/>
    </style:style>
    <style:style style:name="T1" style:family="text">
      <style:text-properties officeooo:rsid="000edd2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dd2e" style:font-weight-asian="bold" style:font-weight-complex="bold"/>
    </style:style>
    <style:style style:name="T5" style:family="text">
      <style:text-properties fo:font-style="italic" fo:font-weight="bold" officeooo:rsid="000edd2e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position="super 58%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edd2e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officeooo:rsid="000edd2e" style:font-style-asian="normal" style:font-weight-asian="bold" style:font-style-complex="normal" style:font-weight-complex="bold"/>
    </style:style>
    <style:style style:name="T12" style:family="text">
      <style:text-properties fo:color="#2a6099"/>
    </style:style>
    <style:style style:name="T13" style:family="text">
      <style:text-properties fo:color="#2a6099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2a6099" fo:font-style="italic" fo:font-weight="bold" officeooo:rsid="000edd2e" style:font-style-asian="italic" style:font-weight-asian="bold" style:font-style-complex="italic" style:font-weight-complex="bold"/>
    </style:style>
    <style:style style:name="T15" style:family="text">
      <style:text-properties fo:color="#2a6099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color="#2a6099" fo:font-style="normal" fo:font-weight="normal" officeooo:rsid="000edd2e" style:font-style-asian="normal" style:font-weight-asian="normal" style:font-style-complex="normal" style:font-weight-complex="normal"/>
    </style:style>
    <style:style style:name="T17" style:family="text">
      <style:text-properties fo:color="#2a6099" fo:font-style="normal" fo:font-weight="bold" officeooo:rsid="000edd2e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ercice 1 :</text:p>
      <text:list xml:id="list2111852569" text:style-name="L1">
        <text:list-item>
          <text:p text:style-name="P23">Déclarez un tableau des notes /20 pour un devoir des élèves de la classe</text:p>
        </text:list-item>
        <text:list-item>
          <text:p text:style-name="P23">Initialisez-le avec une valeur par défaut.</text:p>
        </text:list-item>
        <text:list-item>
          <text:p text:style-name="P23">Affichez les notes selon la forme :</text:p>
        </text:list-item>
      </text:list>
      <text:p text:style-name="P1">L'élève numéro i a eu la note nn / 20</text:p>
      <text:p text:style-name="P7">#include &lt;stdio.h&gt;</text:p>
      <text:p text:style-name="P7">#include &lt;stdlib.h&gt;</text:p>
      <text:p text:style-name="P7">#define NB_ELEVES 24</text:p>
      <text:p text:style-name="P7"/>
      <text:p text:style-name="P7">int main() {</text:p>
      <text:p text:style-name="P7"><text:s text:c="4"/>int tabNote[NB_ELEVES];</text:p>
      <text:p text:style-name="P7"><text:s text:c="4"/>int eleve;</text:p>
      <text:p text:style-name="P7"><text:s text:c="4"/></text:p>
      <text:p text:style-name="P7"><text:s text:c="4"/>for(eleve=0 ; eleve&lt;NB_ELEVES ; eleve++){</text:p>
      <text:p text:style-name="P7"><text:s text:c="8"/>printf("Donnez la note de l'élève ");</text:p>
      <text:p text:style-name="P7"><text:s text:c="8"/>scanf("%d",&amp;tabNote[eleve]);</text:p>
      <text:p text:style-name="P7"><text:s text:c="8"/>printf("L'élève %d a eu le note %d/20.\n", eleve+1, tabNote[eleve]);</text:p>
      <text:p text:style-name="P7"><text:s text:c="4"/>}</text:p>
      <text:p text:style-name="P7"/>
      <text:p text:style-name="P7"><text:s text:c="4"/>return 0;</text:p>
      <text:p text:style-name="P7">}</text:p>
      <text:p text:style-name="P2"/>
      <text:p text:style-name="P5">Exercice 2 :</text:p>
      <text:p text:style-name="P1">On conserve les données de la station climatique (température min et max) sur un mois.</text:p>
      <text:list xml:id="list3923649047" text:style-name="L2">
        <text:list-item>
          <text:p text:style-name="P24">Faites une déclaration de variable pouvant convenir.</text:p>
        </text:list-item>
      </text:list>
      <text:p text:style-name="P1">Recherchez le jour du mois où :</text:p>
      <text:list xml:id="list445734938" text:style-name="L3">
        <text:list-item>
          <text:p text:style-name="P25">La température min est la plus petite </text:p>
        </text:list-item>
        <text:list-item>
          <text:p text:style-name="P25">La température max la plus grande</text:p>
        </text:list-item>
      </text:list>
      <text:p text:style-name="P7">#include &lt;stdio.h&gt;</text:p>
      <text:p text:style-name="P7">#include &lt;stdlib.h&gt;</text:p>
      <text:p text:style-name="P7">#define NB_JOURS 5</text:p>
      <text:p text:style-name="P7"/>
      <text:p text:style-name="P7">int main() {</text:p>
      <text:p text:style-name="P7"><text:s text:c="4"/>float tabMin[NB_JOURS];</text:p>
      <text:p text:style-name="P7"><text:s text:c="4"/>float tabMax[NB_JOURS];</text:p>
      <text:p text:style-name="P7"><text:s text:c="4"/>int jours;</text:p>
      <text:p text:style-name="P7"><text:s text:c="4"/>float valMin;</text:p>
      <text:p text:style-name="P7"><text:s text:c="4"/>float valMax;</text:p>
      <text:p text:style-name="P7"><text:s text:c="4"/></text:p>
      <text:p text:style-name="P7"><text:s text:c="4"/>for(jours=0 ; jours&lt;NB_JOURS ; jours++){</text:p>
      <text:p text:style-name="P7"><text:s text:c="8"/>printf("Donnez la température minimale du %d du mois ", jours+1);</text:p>
      <text:p text:style-name="P7"><text:s text:c="8"/>scanf("%f",&amp;tabMin[jours]);</text:p>
      <text:p text:style-name="P7"><text:s text:c="8"/>printf("Donnez la température maximale du %d du mois ", jours+1);</text:p>
      <text:p text:style-name="P7"><text:s text:c="8"/>scanf("%f",&amp;tabMax[jours]); </text:p>
      <text:p text:style-name="P7"><text:s text:c="4"/>} <text:s text:c="3"/></text:p>
      <text:p text:style-name="P7"><text:s text:c="4"/>valMin=tabMin[0];</text:p>
      <text:p text:style-name="P7"><text:s text:c="4"/>valMax=tabMax[0];</text:p>
      <text:p text:style-name="P7"><text:s text:c="4"/></text:p>
      <text:p text:style-name="P7"><text:s text:c="4"/>for(jours=0 ; jours&lt;NB_JOURS ; jours++){ </text:p>
      <text:p text:style-name="P7"><text:s text:c="8"/>if(valMin&gt;tabMin[jours]){</text:p>
      <text:p text:style-name="P7"><text:s text:c="12"/>valMin=tabMin[jours];</text:p>
      <text:p text:style-name="P7"><text:s text:c="8"/>}</text:p>
      <text:p text:style-name="P7"><text:s text:c="8"/>if(valMax&lt;tabMax[jours]){</text:p>
      <text:p text:style-name="P7"><text:s text:c="12"/>valMax=tabMax[jours];</text:p>
      <text:p text:style-name="P7"><text:s text:c="8"/>}</text:p>
      <text:p text:style-name="P7"><text:s text:c="4"/>}</text:p>
      <text:p text:style-name="P7"><text:s text:c="4"/>printf("La température minimale du mois est %.2f. \nLa température maximale du mois est %.2f.",valMin,valMax); <text:s text:c="3"/></text:p>
      <text:p text:style-name="P7"/>
      <text:p text:style-name="P7"><text:s text:c="4"/>return 0;</text:p>
      <text:p text:style-name="P7">}</text:p>
      <text:p text:style-name="P5"><text:soft-page-break/>Exercice 3 :</text:p>
      <text:p text:style-name="P2"><text:span text:style-name="T1">Soit un tableau </text:span><text:bookmark-start text:name="__DdeLink__306_458765340"/><text:span text:style-name="T5">tabVal</text:span><text:span text:style-name="T1"> </text:span><text:bookmark-end text:name="__DdeLink__306_458765340"/><text:span text:style-name="T1">de taille </text:span><text:span text:style-name="T4">TAILLEMAX</text:span><text:span text:style-name="T1"> contenant </text:span><text:span text:style-name="T5">nbVal</text:span><text:span text:style-name="T1"> valeurs numériques.</text:span></text:p>
      <text:p text:style-name="P4">On souhaite faire le traitement suivant :</text:p>
      <text:list xml:id="list3206066789" text:style-name="L4">
        <text:list-item>
          <text:list>
            <text:list-item>
              <text:p text:style-name="P26"><text:span text:style-name="T1">Copier les valeurs négatives de </text:span><text:span text:style-name="T5">tabVal</text:span><text:span text:style-name="T1"> dans un autre tableau nommé </text:span><text:span text:style-name="T5">tabValNeg</text:span><text:span text:style-name="T1">.</text:span></text:p>
            </text:list-item>
            <text:list-item>
              <text:p text:style-name="P26"><text:span text:style-name="T1">Copier les valeurs positives de </text:span><text:span text:style-name="T5">tabVal</text:span><text:span text:style-name="T1"> dans un autre tableau nommé </text:span><text:span text:style-name="T5">tabValPos</text:span><text:span text:style-name="T1">.</text:span></text:p>
            </text:list-item>
            <text:list-item>
              <text:p text:style-name="P26"><text:span text:style-name="T1">Compter le nombre de valeurs nulles contenues dans </text:span><text:span text:style-name="T5">tabVal</text:span><text:span text:style-name="T1">.</text:span></text:p>
            </text:list-item>
          </text:list>
        </text:list-item>
      </text:list>
      <text:p text:style-name="P4"/>
      <text:list xml:id="list2464169918" text:style-name="L5">
        <text:list-item>
          <text:p text:style-name="P27"><text:span text:style-name="T1">Quelle doit être la taille du tableau </text:span><text:span text:style-name="T5">tabValNeg </text:span><text:span text:style-name="T1">? Pourquoi ?</text:span></text:p>
          <text:p text:style-name="P29">La taille du tableau <text:s/><text:span text:style-name="T5">tabValNeg</text:span><text:span text:style-name="T10"> </text:span><text:span text:style-name="T9">doit être de </text:span><text:span text:style-name="T11">TAILLEMAX</text:span><text:span text:style-name="T10"> </text:span><text:span text:style-name="T9">car il peut y avoir toutes les valeurs du tableau </text:span><text:span text:style-name="T5">tabVal</text:span><text:span text:style-name="T10"> </text:span><text:span text:style-name="T9">qui soient négatives.</text:span></text:p>
        </text:list-item>
        <text:list-item>
          <text:p text:style-name="P27"><text:span text:style-name="T1">Quelle doit être la taille du tableau </text:span><text:span text:style-name="T5">tabValPos </text:span><text:span text:style-name="T1">? Pourquoi ?</text:span></text:p>
          <text:p text:style-name="P30"><text:span text:style-name="T12">La taille du tableau </text:span><text:span text:style-name="T14">tabValPo</text:span><text:span text:style-name="T13">s </text:span><text:span text:style-name="T15">doit être de </text:span><text:span text:style-name="T17">TAILLEMAX</text:span><text:span text:style-name="T16"> </text:span><text:span text:style-name="T15">car il peut y avoir toutes les valeurs du tableau </text:span><text:span text:style-name="T14">tabVal</text:span><text:span text:style-name="T16"> </text:span><text:span text:style-name="T15">qui soient positives.</text:span></text:p>
        </text:list-item>
        <text:list-item>
          <text:p text:style-name="P28">Donnez l'algorithme permettant de réaliser les trois actions décrites en début du document.</text:p>
        </text:list-item>
      </text:list>
      <text:p text:style-name="P10">#include &lt;stdio.h&gt;</text:p>
      <text:p text:style-name="P10">#include &lt;stdlib.h&gt;</text:p>
      <text:p text:style-name="P10">#define TAILLEMAX 10</text:p>
      <text:p text:style-name="P10"/>
      <text:p text:style-name="P10">int main() {</text:p>
      <text:p text:style-name="P10"><text:s text:c="4"/>float tabVal[TAILLEMAX];</text:p>
      <text:p text:style-name="P10"><text:s text:c="4"/>int nbValNeg; <text:s text:c="3"/></text:p>
      <text:p text:style-name="P10"><text:s text:c="4"/>int nbValPos;</text:p>
      <text:p text:style-name="P10"><text:s text:c="4"/>int nbValNulle;</text:p>
      <text:p text:style-name="P10"><text:s text:c="4"/>int n;</text:p>
      <text:p text:style-name="P10"><text:s text:c="4"/></text:p>
      <text:p text:style-name="P10"><text:s text:c="4"/>/*Initialisation des variables*/</text:p>
      <text:p text:style-name="P10"><text:s text:c="4"/>n=0;</text:p>
      <text:p text:style-name="P10"><text:s text:c="4"/>nbValNeg=0;</text:p>
      <text:p text:style-name="P10"><text:s text:c="4"/>nbValPos=0;</text:p>
      <text:p text:style-name="P10"><text:s text:c="4"/>nbValNulle=0;</text:p>
      <text:p text:style-name="P10"><text:s text:c="4"/></text:p>
      <text:p text:style-name="P10"><text:s text:c="4"/>/*Affectations des valeurs dans le tableau de base*/</text:p>
      <text:p text:style-name="P10"><text:s text:c="4"/>for(n=0 ; n&lt;TAILLEMAX ; n++){</text:p>
      <text:p text:style-name="P10"><text:s text:c="8"/>printf("Donnez une valeur positive, négative ou nulle ");</text:p>
      <text:p text:style-name="P10"><text:s text:c="8"/>scanf("%f",&amp;tabVal[n]);</text:p>
      <text:p text:style-name="P10"><text:s text:c="4"/>}</text:p>
      <text:p text:style-name="P10"><text:s text:c="4"/></text:p>
      <text:p text:style-name="P10"><text:s text:c="4"/>/*Compteurs des valeurs positives, négatives et nulles*/</text:p>
      <text:p text:style-name="P10"><text:s text:c="4"/>for(n=0 ; n&lt;TAILLEMAX ; n++){</text:p>
      <text:p text:style-name="P10"><text:s text:c="8"/>if(tabVal[n]&lt;0){</text:p>
      <text:p text:style-name="P10"><text:s text:c="12"/>nbValNeg++;</text:p>
      <text:p text:style-name="P10"><text:s text:c="8"/>}</text:p>
      <text:p text:style-name="P10"><text:s text:c="8"/>if(tabVal[n]&gt;0){</text:p>
      <text:p text:style-name="P10"><text:s text:c="12"/>nbValPos++;</text:p>
      <text:p text:style-name="P10"><text:s text:c="8"/>}</text:p>
      <text:p text:style-name="P10"><text:s text:c="8"/>if(tabVal[n]==0){</text:p>
      <text:p text:style-name="P10"><text:s text:c="12"/>nbValNulle++;</text:p>
      <text:p text:style-name="P10"><text:s text:c="8"/>}</text:p>
      <text:p text:style-name="P10"><text:s text:c="4"/>}</text:p>
      <text:p text:style-name="P10"><text:s text:c="4"/>printf("Il y a %d valeurs négatives.\n",nbValNeg);</text:p>
      <text:p text:style-name="P10"><text:s text:c="4"/>printf("Il y a %d valeurs positives.\n",nbValPos);</text:p>
      <text:p text:style-name="P10"><text:s text:c="4"/>printf("Il y a %d valeurs négatives.\n",nbValNulle);</text:p>
      <text:p text:style-name="P10"><text:s text:c="4"/></text:p>
      <text:p text:style-name="P10"><text:s text:c="4"/>/*Déclaration des tableaux des valeurs positives et négatives*/</text:p>
      <text:p text:style-name="P10"><text:s text:c="4"/>float tabValNeg[nbValNeg];</text:p>
      <text:p text:style-name="P10"><text:s text:c="4"/>float tabValPos[nbValPos];</text:p>
      <text:p text:style-name="P10"><text:s text:c="4"/></text:p>
      <text:p text:style-name="P10"><text:s text:c="4"/>/*Affichage des valeurs négatives et affectation des valeurs négatives au tableau des valeurs négatives*/</text:p>
      <text:p text:style-name="P10"><text:s text:c="4"/>printf("Les valeurs négatives sont : ");</text:p>
      <text:p text:style-name="P10"><text:s text:c="4"/>for(n=0 ; n&lt;TAILLEMAX ; n++){</text:p>
      <text:p text:style-name="P10"><text:s text:c="8"/>if(tabVal[n]&lt;0){</text:p>
      <text:p text:style-name="P10"><text:soft-page-break/><text:s text:c="12"/>tabValNeg[nbValNeg]=tabVal[n];</text:p>
      <text:p text:style-name="P10"><text:s text:c="12"/>printf("%.2f ; ",tabValNeg[nbValNeg]);</text:p>
      <text:p text:style-name="P10"><text:s text:c="12"/>nbValNeg++;</text:p>
      <text:p text:style-name="P10"><text:s text:c="8"/>}</text:p>
      <text:p text:style-name="P10"><text:s text:c="4"/>}</text:p>
      <text:p text:style-name="P10"><text:s text:c="4"/>/*Affichage des valeurs positives et affectation des valeurs positives au tableau des valeurs positives*/</text:p>
      <text:p text:style-name="P10"><text:s text:c="4"/>printf("\nLes valeurs positives sont : ");</text:p>
      <text:p text:style-name="P10"><text:s text:c="4"/>for(n=0 ; n&lt;TAILLEMAX ; n++){</text:p>
      <text:p text:style-name="P10"><text:s text:c="8"/>if(tabVal[n]&gt;0){</text:p>
      <text:p text:style-name="P10"><text:s text:c="12"/>tabValPos[nbValPos]=tabVal[n];</text:p>
      <text:p text:style-name="P10"><text:s text:c="12"/>printf("%.2f ; ",tabValPos[nbValPos]);</text:p>
      <text:p text:style-name="P10"><text:s text:c="12"/>nbValPos++; <text:s text:c="11"/></text:p>
      <text:p text:style-name="P10"><text:s text:c="8"/>}</text:p>
      <text:p text:style-name="P10"><text:s text:c="4"/>}</text:p>
      <text:p text:style-name="P10"/>
      <text:p text:style-name="P10"><text:s text:c="4"/>return 0;</text:p>
      <text:p text:style-name="P10">}</text:p>
      <text:list xml:id="list154646482256916" text:continue-numbering="true" text:style-name="L5">
        <text:list-item>
          <text:p text:style-name="P27"><text:span text:style-name="T1">Donnez l'algorithme permettant d'afficher la somme des valeurs du tableau </text:span><text:span text:style-name="T5">tabValNeg</text:span><text:span text:style-name="T1">.</text:span></text:p>
        </text:list-item>
      </text:list>
      <text:p text:style-name="P11">#include &lt;stdio.h&gt;</text:p>
      <text:p text:style-name="P11">#include &lt;stdlib.h&gt;</text:p>
      <text:p text:style-name="P11">#define TAILLEMAX 10</text:p>
      <text:p text:style-name="P11"/>
      <text:p text:style-name="P11">int main() {</text:p>
      <text:p text:style-name="P11"><text:s text:c="4"/>float tabVal[TAILLEMAX];</text:p>
      <text:p text:style-name="P11"><text:s text:c="4"/>int nbValNeg; <text:s text:c="3"/></text:p>
      <text:p text:style-name="P11"><text:s text:c="4"/>int nbValPos;</text:p>
      <text:p text:style-name="P11"><text:s text:c="4"/>int nbValNulle;</text:p>
      <text:p text:style-name="P11"><text:s text:c="4"/>int n;</text:p>
      <text:p text:style-name="P11"><text:s text:c="4"/>float sommeValNeg;</text:p>
      <text:p text:style-name="P11"><text:s text:c="4"/></text:p>
      <text:p text:style-name="P11"><text:s text:c="4"/>/*Initialisation des variables*/</text:p>
      <text:p text:style-name="P11"><text:s text:c="4"/>n=0;</text:p>
      <text:p text:style-name="P11"><text:s text:c="4"/>nbValNeg=0;</text:p>
      <text:p text:style-name="P11"><text:s text:c="4"/>nbValPos=0;</text:p>
      <text:p text:style-name="P11"><text:s text:c="4"/>nbValNulle=0;</text:p>
      <text:p text:style-name="P11"><text:s text:c="4"/>sommeValNeg=0;</text:p>
      <text:p text:style-name="P11"><text:s text:c="4"/></text:p>
      <text:p text:style-name="P11"><text:s text:c="4"/>/*Affectations des valeurs dans le tableau de base*/</text:p>
      <text:p text:style-name="P11"><text:s text:c="4"/>for(n=0 ; n&lt;TAILLEMAX ; n++){</text:p>
      <text:p text:style-name="P11"><text:s text:c="8"/>printf("Donnez une valeur positive, négative ou nulle ");</text:p>
      <text:p text:style-name="P11"><text:s text:c="8"/>scanf("%f",&amp;tabVal[n]);</text:p>
      <text:p text:style-name="P11"><text:s text:c="4"/>}</text:p>
      <text:p text:style-name="P11"><text:s text:c="4"/></text:p>
      <text:p text:style-name="P11"><text:s text:c="4"/>/*Compteurs des valeurs positives, négatives et nulles*/</text:p>
      <text:p text:style-name="P11"><text:s text:c="4"/>for(n=0 ; n&lt;TAILLEMAX ; n++){</text:p>
      <text:p text:style-name="P11"><text:s text:c="8"/>if(tabVal[n]&lt;0){</text:p>
      <text:p text:style-name="P11"><text:s text:c="12"/>nbValNeg++;</text:p>
      <text:p text:style-name="P11"><text:s text:c="8"/>}</text:p>
      <text:p text:style-name="P11"><text:s text:c="8"/>if(tabVal[n]&gt;0){</text:p>
      <text:p text:style-name="P11"><text:s text:c="12"/>nbValPos++;</text:p>
      <text:p text:style-name="P11"><text:s text:c="8"/>}</text:p>
      <text:p text:style-name="P11"><text:s text:c="8"/>if(tabVal[n]==0){</text:p>
      <text:p text:style-name="P11"><text:s text:c="12"/>nbValNulle++;</text:p>
      <text:p text:style-name="P11"><text:s text:c="8"/>}</text:p>
      <text:p text:style-name="P11"><text:s text:c="4"/>}</text:p>
      <text:p text:style-name="P11"><text:s text:c="4"/>printf("Il y a %d valeurs négatives.\n",nbValNeg);</text:p>
      <text:p text:style-name="P11"><text:s text:c="4"/>printf("Il y a %d valeurs positives.\n",nbValPos);</text:p>
      <text:p text:style-name="P11"><text:s text:c="4"/>printf("Il y a %d valeurs négatives.\n",nbValNulle);</text:p>
      <text:p text:style-name="P11"><text:s text:c="4"/></text:p>
      <text:p text:style-name="P11"><text:s text:c="4"/>/*Déclaration des tableaux des valeurs positives et négatives*/</text:p>
      <text:p text:style-name="P11"><text:s text:c="4"/>float tabValNeg[nbValNeg];</text:p>
      <text:p text:style-name="P11"><text:s text:c="4"/>float tabValPos[nbValPos];</text:p>
      <text:p text:style-name="P11"><text:soft-page-break/><text:s text:c="4"/></text:p>
      <text:p text:style-name="P11"><text:s text:c="4"/>/*Affichage des valeurs négatives et affectation des valeurs négatives au tableau des valeurs négatives*/</text:p>
      <text:p text:style-name="P11"><text:s text:c="4"/>printf("Les valeurs négatives sont : ");</text:p>
      <text:p text:style-name="P11"><text:s text:c="4"/>for(n=0 ; n&lt;TAILLEMAX ; n++){</text:p>
      <text:p text:style-name="P11"><text:s text:c="8"/>if(tabVal[n]&lt;0){</text:p>
      <text:p text:style-name="P11"><text:s text:c="12"/>tabValNeg[nbValNeg]=tabVal[n];</text:p>
      <text:p text:style-name="P11"><text:s text:c="12"/>printf("%.2f ; ",tabValNeg[nbValNeg]);</text:p>
      <text:p text:style-name="P11"><text:s text:c="12"/>sommeValNeg=sommeValNeg+tabValNeg[nbValNeg];</text:p>
      <text:p text:style-name="P11"><text:s text:c="12"/>nbValNeg++; <text:s text:c="11"/></text:p>
      <text:p text:style-name="P11"><text:s text:c="8"/>}</text:p>
      <text:p text:style-name="P11"><text:s text:c="4"/>}</text:p>
      <text:p text:style-name="P11"><text:s text:c="4"/>printf("\nLa somme des valeurs négatives vaut %.2f.",sommeValNeg);</text:p>
      <text:p text:style-name="P11"><text:s text:c="4"/>/*Affichage des valeurs positives et affectation des valeurs positives au tableau des valeurs positives*/</text:p>
      <text:p text:style-name="P11"><text:s text:c="4"/>printf("\nLes valeurs positives sont : ");</text:p>
      <text:p text:style-name="P11"><text:s text:c="4"/>for(n=0 ; n&lt;TAILLEMAX ; n++){</text:p>
      <text:p text:style-name="P11"><text:s text:c="8"/>if(tabVal[n]&gt;0){</text:p>
      <text:p text:style-name="P11"><text:s text:c="12"/>tabValPos[nbValPos]=tabVal[n];</text:p>
      <text:p text:style-name="P11"><text:s text:c="12"/>printf("%.2f ; ",tabValPos[nbValPos]);</text:p>
      <text:p text:style-name="P11"><text:s text:c="12"/>nbValPos++; <text:s text:c="11"/></text:p>
      <text:p text:style-name="P11"><text:s text:c="8"/>}</text:p>
      <text:p text:style-name="P11"><text:s text:c="4"/>}</text:p>
      <text:p text:style-name="P11"/>
      <text:p text:style-name="P11"><text:s text:c="4"/>return 0;</text:p>
      <text:p text:style-name="P11">}</text:p>
      <text:list xml:id="list154646986525514" text:continue-numbering="true" text:style-name="L5">
        <text:list-item>
          <text:p text:style-name="P27"><text:span text:style-name="T1">Donnez l'algorithme permettant de stocker la valeur minimum et la valeur maximum du tableau </text:span><text:span text:style-name="T5">tabValPos</text:span><text:span text:style-name="T1"> respectivement dans la variable </text:span><text:span text:style-name="T5">miniPos</text:span><text:span text:style-name="T1"> et </text:span><text:span text:style-name="T5">maxiPos</text:span><text:span text:style-name="T1">.</text:span></text:p>
        </text:list-item>
      </text:list>
      <text:p text:style-name="P8">#include &lt;stdio.h&gt;</text:p>
      <text:p text:style-name="P8">#include &lt;stdlib.h&gt;</text:p>
      <text:p text:style-name="P8">#define TAILLEMAX 10</text:p>
      <text:p text:style-name="P8"/>
      <text:p text:style-name="P8">int main() {</text:p>
      <text:p text:style-name="P8"><text:s text:c="4"/>float tabVal[TAILLEMAX];</text:p>
      <text:p text:style-name="P8"><text:s text:c="4"/>int nbValNeg;</text:p>
      <text:p text:style-name="P8"><text:s text:c="4"/>int nbValPos;</text:p>
      <text:p text:style-name="P8"><text:s text:c="4"/>int nbValNulle;</text:p>
      <text:p text:style-name="P8"><text:s text:c="4"/>int n;</text:p>
      <text:p text:style-name="P8"><text:s text:c="4"/>float sommeValNeg;</text:p>
      <text:p text:style-name="P8"><text:s text:c="4"/>float miniPos;</text:p>
      <text:p text:style-name="P8"><text:s text:c="4"/>float maxiPos;</text:p>
      <text:p text:style-name="P8"/>
      <text:p text:style-name="P8"><text:s text:c="4"/>/*Initialisation des variables*/</text:p>
      <text:p text:style-name="P8"><text:s text:c="4"/>n = 0;</text:p>
      <text:p text:style-name="P8"><text:s text:c="4"/>nbValNeg = 0;</text:p>
      <text:p text:style-name="P8"><text:s text:c="4"/>nbValPos = 0;</text:p>
      <text:p text:style-name="P8"><text:s text:c="4"/>nbValNulle = 0;</text:p>
      <text:p text:style-name="P8"><text:s text:c="4"/>sommeValNeg = 0;</text:p>
      <text:p text:style-name="P8"><text:s text:c="4"/>miniPos = 0;</text:p>
      <text:p text:style-name="P8"><text:s text:c="4"/>maxiPos = 0;</text:p>
      <text:p text:style-name="P8"/>
      <text:p text:style-name="P8"><text:s text:c="4"/>/*Affectations des valeurs dans le tableau de base*/</text:p>
      <text:p text:style-name="P8"><text:s text:c="4"/>for (n = 0; n &lt; TAILLEMAX; n++) {</text:p>
      <text:p text:style-name="P8"><text:s text:c="8"/>printf("Donnez une valeur positive, négative ou nulle ");</text:p>
      <text:p text:style-name="P8"><text:s text:c="8"/>scanf("%f", &amp;tabVal[n]);</text:p>
      <text:p text:style-name="P8"><text:s text:c="4"/>}</text:p>
      <text:p text:style-name="P8"/>
      <text:p text:style-name="P8"><text:s text:c="4"/>/*Compteurs des valeurs positives, négatives et nulles*/</text:p>
      <text:p text:style-name="P8"><text:s text:c="4"/>for (n = 0; n &lt; TAILLEMAX; n++) {</text:p>
      <text:p text:style-name="P8"><text:s text:c="8"/>if (tabVal[n] &lt; 0) {</text:p>
      <text:p text:style-name="P8"><text:s text:c="12"/>nbValNeg++;</text:p>
      <text:p text:style-name="P8"><text:s text:c="8"/>}</text:p>
      <text:p text:style-name="P8"><text:s text:c="8"/>if (tabVal[n] &gt; 0) {</text:p>
      <text:p text:style-name="P8"><text:s text:c="12"/>nbValPos++;</text:p>
      <text:p text:style-name="P8"><text:soft-page-break/><text:s text:c="8"/>}</text:p>
      <text:p text:style-name="P8"><text:s text:c="8"/>if (tabVal[n] == 0) {</text:p>
      <text:p text:style-name="P8"><text:s text:c="12"/>nbValNulle++;</text:p>
      <text:p text:style-name="P8"><text:s text:c="8"/>}</text:p>
      <text:p text:style-name="P8"><text:s text:c="4"/>}</text:p>
      <text:p text:style-name="P8"><text:s text:c="4"/>printf("Il y a %d valeurs négatives.\n", nbValNeg);</text:p>
      <text:p text:style-name="P8"><text:s text:c="4"/>printf("Il y a %d valeurs positives.\n", nbValPos);</text:p>
      <text:p text:style-name="P8"><text:s text:c="4"/>printf("Il y a %d valeurs négatives.\n", nbValNulle);</text:p>
      <text:p text:style-name="P8"/>
      <text:p text:style-name="P8"><text:s text:c="4"/>/*Déclaration des tableaux des valeurs positives et négatives*/</text:p>
      <text:p text:style-name="P8"><text:s text:c="4"/>float tabValNeg[nbValNeg];</text:p>
      <text:p text:style-name="P8"><text:s text:c="4"/>float tabValPos[nbValPos];</text:p>
      <text:p text:style-name="P8"/>
      <text:p text:style-name="P8"><text:s text:c="4"/>/*Affichage des valeurs négatives, affectation des valeurs négatives au tableau des valeurs négatives et somme des valeurs négatives*/</text:p>
      <text:p text:style-name="P8"><text:s text:c="4"/>nbValNeg=0;</text:p>
      <text:p text:style-name="P8"><text:s text:c="4"/>printf("Les valeurs négatives sont : ");</text:p>
      <text:p text:style-name="P8"><text:s text:c="4"/>for (n = 0; n &lt; TAILLEMAX; n++) {</text:p>
      <text:p text:style-name="P8"><text:s text:c="8"/>if (tabVal[n] &lt; 0) {</text:p>
      <text:p text:style-name="P8"><text:s text:c="12"/>tabValNeg[nbValNeg] = tabVal[n];</text:p>
      <text:p text:style-name="P8"><text:s text:c="12"/>printf("%.2f ; ", tabValNeg[nbValNeg]);</text:p>
      <text:p text:style-name="P8"><text:s text:c="12"/>sommeValNeg = sommeValNeg + tabValNeg[nbValNeg];</text:p>
      <text:p text:style-name="P8"><text:s text:c="12"/>nbValNeg++;</text:p>
      <text:p text:style-name="P8"><text:s text:c="8"/>}</text:p>
      <text:p text:style-name="P8"><text:s text:c="4"/>}</text:p>
      <text:p text:style-name="P8"><text:s text:c="4"/>printf("\nLa somme des valeurs négatives vaut %.2f.", sommeValNeg);</text:p>
      <text:p text:style-name="P8"/>
      <text:p text:style-name="P8"><text:s text:c="4"/>/*Affichage des valeurs positives et affectation des valeurs positives au tableau des valeurs positives*/</text:p>
      <text:p text:style-name="P8"><text:s text:c="4"/>nbValPos=0;</text:p>
      <text:p text:style-name="P8"><text:s text:c="4"/>printf("\nLes valeurs positives sont : ");</text:p>
      <text:p text:style-name="P8"><text:s text:c="4"/>for (n = 0; n &lt; TAILLEMAX; n++) {</text:p>
      <text:p text:style-name="P8"><text:s text:c="8"/>if (tabVal[n] &gt; 0) {</text:p>
      <text:p text:style-name="P8"><text:s text:c="12"/>tabValPos[nbValPos] = tabVal[n];</text:p>
      <text:p text:style-name="P8"><text:s text:c="12"/>printf("%.2f ; ", tabValPos[nbValPos]);</text:p>
      <text:p text:style-name="P8"><text:s text:c="12"/>nbValPos++;</text:p>
      <text:p text:style-name="P8"><text:s text:c="8"/>}</text:p>
      <text:p text:style-name="P8"><text:s text:c="4"/>}</text:p>
      <text:p text:style-name="P8"><text:s text:c="3"/></text:p>
      <text:p text:style-name="P8"><text:s text:c="4"/>/*Valeurs minimum et maximum du tableau des valeurs positives*/</text:p>
      <text:p text:style-name="P8"><text:s text:c="4"/>miniPos = tabValPos[0];</text:p>
      <text:p text:style-name="P8"><text:s text:c="4"/>maxiPos = tabValPos[0];</text:p>
      <text:p text:style-name="P8"><text:s text:c="4"/>for (n = 0; n &lt; nbValPos; n++) {</text:p>
      <text:p text:style-name="P8"><text:s text:c="8"/>if (miniPos &gt; tabValPos[n]) {</text:p>
      <text:p text:style-name="P8"><text:s text:c="12"/>miniPos = tabValPos[n];</text:p>
      <text:p text:style-name="P8"><text:s text:c="8"/>}</text:p>
      <text:p text:style-name="P8"><text:s text:c="8"/>if (maxiPos &lt; tabValPos[n]) {</text:p>
      <text:p text:style-name="P8"><text:s text:c="12"/>maxiPos = tabValPos[n];</text:p>
      <text:p text:style-name="P8"><text:s text:c="8"/>}</text:p>
      <text:p text:style-name="P8"><text:s text:c="4"/>}</text:p>
      <text:p text:style-name="P8"><text:s text:c="4"/>printf("\nLa valeur minimale positive est %.2f et la valeur maximale positive est %.2f", miniPos, maxiPos);</text:p>
      <text:p text:style-name="P8"/>
      <text:p text:style-name="P8"><text:s text:c="4"/>return 0;</text:p>
      <text:p text:style-name="P8">}</text:p>
      <text:p text:style-name="P3"/>
      <text:p text:style-name="P5">Exercice 4 :</text:p>
      <text:p text:style-name="P6">Soit un tableau d'entier pouvant contenir 10 valeurs.</text:p>
      <text:p text:style-name="P6">Proposez un algorithme permettant d'inverser les valeurs dans le tableau (La première valeur devient la dernière et inversement, la seconde devient l'avant-dernière et inversement, etc.).</text:p>
      <text:p text:style-name="P6">Codez cet algorithme en langage C.</text:p>
      <text:p text:style-name="P9">#include &lt;stdio.h&gt;</text:p>
      <text:p text:style-name="P9">#include &lt;stdlib.h&gt;</text:p>
      <text:p text:style-name="P9"><text:soft-page-break/>#define TAILLEMAX 10</text:p>
      <text:p text:style-name="P9"/>
      <text:p text:style-name="P9">int main() {</text:p>
      <text:p text:style-name="P9"><text:s text:c="4"/>int tab[TAILLEMAX]={5,9,0,4,3,10,50,42,17,10};</text:p>
      <text:p text:style-name="P9"><text:s text:c="4"/>int n;</text:p>
      <text:p text:style-name="P9"><text:s text:c="4"/>int temp;</text:p>
      <text:p text:style-name="P9"><text:s text:c="4"/></text:p>
      <text:p text:style-name="P9"><text:s text:c="4"/>for(n=0 ; n&lt;TAILLEMAX/2 ; n++){</text:p>
      <text:p text:style-name="P9"><text:s text:c="8"/>temp=tab[n];</text:p>
      <text:p text:style-name="P9"><text:s text:c="8"/>tab[n]=tab[TAILLEMAX-n-1];</text:p>
      <text:p text:style-name="P9"><text:s text:c="8"/>tab[TAILLEMAX-n-1]=temp;</text:p>
      <text:p text:style-name="P9"><text:s text:c="4"/>}</text:p>
      <text:p text:style-name="P9"><text:s text:c="4"/>for(n=0 ; n&lt;TAILLEMAX ; n++){</text:p>
      <text:p text:style-name="P9"><text:s text:c="8"/>printf("%d ",tab[n]);</text:p>
      <text:p text:style-name="P9"><text:s text:c="4"/>}</text:p>
      <text:p text:style-name="P9"/>
      <text:p text:style-name="P9"><text:s text:c="4"/>return 0;</text:p>
      <text:p text:style-name="P9">}</text:p>
      <text:p text:style-name="P6"/>
      <text:p text:style-name="P5">Exercice 5 :</text:p>
      <text:p text:style-name="P12">Tri <text:span text:style-name="T2">par recherche des minima successifs</text:span></text:p>
      <text:p text:style-name="P20">Énoncé</text:p>
      <text:p text:style-name="P18">On commence par rechercher le plus petit élément du tableau. On le permute avec la valeur de la <text:s/>première case. </text:p>
      <text:p text:style-name="P18">On répète ce traitement avec le reste du tableau, le plus petit élément est permuté avec la deuxième case et ainsi de suite.</text:p>
      <text:p text:style-name="P21"><text:span text:style-name="T6">Exemple</text:span> :<text:tab/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B" table:number-columns-repeated="2"/>
        <table:table-column table:style-name="Tableau13.F"/>
        <table:table-row table:style-name="Tableau13.1">
          <table:table-cell table:style-name="Tableau13.A1" office:value-type="string">
            <text:p text:style-name="P14">Indices</text:p>
          </table:table-cell>
          <table:table-cell table:style-name="Tableau13.A1" office:value-type="string">
            <text:p text:style-name="P13">0</text:p>
          </table:table-cell>
          <table:table-cell table:style-name="Tableau13.A1" office:value-type="string">
            <text:p text:style-name="P13">1</text:p>
          </table:table-cell>
          <table:table-cell table:style-name="Tableau13.A1" office:value-type="string">
            <text:p text:style-name="P13"/>
          </table:table-cell>
          <table:table-cell table:style-name="Tableau13.A1" office:value-type="string">
            <text:p text:style-name="P13"/>
          </table:table-cell>
          <table:table-cell table:style-name="Tableau13.F1" office:value-type="string">
            <text:p text:style-name="P13">N</text:p>
          </table:table-cell>
        </table:table-row>
        <table:table-row table:style-name="Tableau13.1">
          <table:table-cell table:style-name="Tableau13.A2" office:value-type="string">
            <text:p text:style-name="P17">Au départ</text:p>
          </table:table-cell>
          <table:table-cell table:style-name="Tableau13.A2" office:value-type="string">
            <text:p text:style-name="P16">5</text:p>
          </table:table-cell>
          <table:table-cell table:style-name="Tableau13.A2" office:value-type="string">
            <text:p text:style-name="P16">7</text:p>
          </table:table-cell>
          <table:table-cell table:style-name="Tableau13.A2" office:value-type="string">
            <text:p text:style-name="P16">2</text:p>
          </table:table-cell>
          <table:table-cell table:style-name="Tableau13.A2" office:value-type="string">
            <text:p text:style-name="P16">1</text:p>
          </table:table-cell>
          <table:table-cell table:style-name="Tableau13.F2" office:value-type="string">
            <text:p text:style-name="P16">4</text:p>
          </table:table-cell>
        </table:table-row>
        <table:table-row table:style-name="Tableau13.1">
          <table:table-cell table:style-name="Tableau13.A2" office:value-type="string">
            <text:p text:style-name="P14">1<text:span text:style-name="T7">er</text:span> tour</text:p>
          </table:table-cell>
          <table:table-cell table:style-name="Tableau13.A2" office:value-type="string">
            <text:p text:style-name="P15">1</text:p>
          </table:table-cell>
          <table:table-cell table:style-name="Tableau13.A2" office:value-type="string">
            <text:p text:style-name="P13">7</text:p>
          </table:table-cell>
          <table:table-cell table:style-name="Tableau13.D3" office:value-type="float" office:value="2">
            <text:p text:style-name="P13">2</text:p>
          </table:table-cell>
          <table:table-cell table:style-name="Tableau13.D3" office:value-type="float" office:value="5">
            <text:p text:style-name="P15">5</text:p>
          </table:table-cell>
          <table:table-cell table:style-name="Tableau13.F2" office:value-type="string">
            <text:p text:style-name="P13">4</text:p>
          </table:table-cell>
        </table:table-row>
        <table:table-row table:style-name="Tableau13.1">
          <table:table-cell table:style-name="Tableau13.A2" office:value-type="string">
            <text:p text:style-name="P14">2<text:span text:style-name="T7">eme</text:span> tour</text:p>
          </table:table-cell>
          <table:table-cell table:style-name="Tableau13.A2" office:value-type="string">
            <text:p text:style-name="P13">1</text:p>
          </table:table-cell>
          <table:table-cell table:style-name="Tableau13.A2" office:value-type="string">
            <text:p text:style-name="P15">2</text:p>
          </table:table-cell>
          <table:table-cell table:style-name="Tableau13.A2" office:value-type="string">
            <text:p text:style-name="P15">7</text:p>
          </table:table-cell>
          <table:table-cell table:style-name="Tableau13.A2" office:value-type="string">
            <text:p text:style-name="P13">5</text:p>
          </table:table-cell>
          <table:table-cell table:style-name="Tableau13.F2" office:value-type="string">
            <text:p text:style-name="P13">4</text:p>
          </table:table-cell>
        </table:table-row>
        <table:table-row table:style-name="Tableau13.1">
          <table:table-cell table:style-name="Tableau13.A2" office:value-type="string">
            <text:p text:style-name="P14">3<text:span text:style-name="T7">eme</text:span> tour</text:p>
          </table:table-cell>
          <table:table-cell table:style-name="Tableau13.A2" office:value-type="string">
            <text:p text:style-name="P13">1</text:p>
          </table:table-cell>
          <table:table-cell table:style-name="Tableau13.A2" office:value-type="string">
            <text:p text:style-name="P13">2</text:p>
          </table:table-cell>
          <table:table-cell table:style-name="Tableau13.A2" office:value-type="string">
            <text:p text:style-name="P15">4</text:p>
          </table:table-cell>
          <table:table-cell table:style-name="Tableau13.D3" office:value-type="float" office:value="5">
            <text:p text:style-name="P13">5</text:p>
          </table:table-cell>
          <table:table-cell table:style-name="Tableau13.F5" office:value-type="float" office:value="7">
            <text:p text:style-name="P15">7</text:p>
          </table:table-cell>
        </table:table-row>
        <table:table-row table:style-name="Tableau13.1">
          <table:table-cell table:style-name="Tableau13.A2" office:value-type="string">
            <text:p text:style-name="P14">4<text:span text:style-name="T7">eme</text:span> tour</text:p>
          </table:table-cell>
          <table:table-cell table:style-name="Tableau13.A2" office:value-type="string">
            <text:p text:style-name="P13">1</text:p>
          </table:table-cell>
          <table:table-cell table:style-name="Tableau13.A2" office:value-type="string">
            <text:p text:style-name="P13">2</text:p>
          </table:table-cell>
          <table:table-cell table:style-name="Tableau13.A2" office:value-type="string">
            <text:p text:style-name="P13">4</text:p>
          </table:table-cell>
          <table:table-cell table:style-name="Tableau13.A2" office:value-type="string">
            <text:p text:style-name="P13">5</text:p>
          </table:table-cell>
          <table:table-cell table:style-name="Tableau13.F2" office:value-type="string">
            <text:p text:style-name="P13">7</text:p>
          </table:table-cell>
        </table:table-row>
      </table:table>
      <text:p text:style-name="P19">Travail</text:p>
      <text:list xml:id="list2282003328" text:style-name="Numbering_20_1">
        <text:list-item>
          <text:p text:style-name="P35">Proposez un algorithme de tri correspondant à cette démarche.</text:p>
        </text:list-item>
        <text:list-item>
          <text:p text:style-name="P35">Codez-le en C. : avec les éléments suivants :</text:p>
        </text:list-item>
      </text:list>
      <text:list xml:id="list3216279272" text:style-name="L6">
        <text:list-item>
          <text:list>
            <text:list-item>
              <text:p text:style-name="P31">Une constante <text:span text:style-name="T3">TAILLE</text:span><text:span text:style-name="T8"> pour définir la dimension du tableau</text:span></text:p>
            </text:list-item>
            <text:list-item>
              <text:p text:style-name="P32">La fonction main qui va vérifier votre algorithme en réalisant les actions suivantes :</text:p>
              <text:list>
                <text:list-item>
                  <text:p text:style-name="P31"><text:span text:style-name="T8">Initialiser le tableau que vous noterez </text:span><text:span text:style-name="T3">tabATrier </text:span><text:span text:style-name="T8">avec les valeurs fournies,</text:span></text:p>
                </text:list-item>
                <text:list-item>
                  <text:p text:style-name="P32">Réaliser le codage correspondant à votre algorithme de tri</text:p>
                </text:list-item>
                <text:list-item>
                  <text:p text:style-name="P33">Afficher les valeurs du tableau qui doit maintenant être trié</text:p>
                </text:list-item>
              </text:list>
            </text:list-item>
          </text:list>
        </text:list-item>
      </text:list>
      <text:p text:style-name="P34">#include &lt;stdio.h&gt;</text:p>
      <text:p text:style-name="P34">#include &lt;stdlib.h&gt;</text:p>
      <text:p text:style-name="P34">#define TAILLE 5</text:p>
      <text:p text:style-name="P34"/>
      <text:p text:style-name="P34">int main() {</text:p>
      <text:p text:style-name="P34"><text:s text:c="4"/>int tab[TAILLE]={5,7,2,1,4};</text:p>
      <text:p text:style-name="P34"><text:s text:c="4"/>int n;</text:p>
      <text:p text:style-name="P34"><text:s text:c="4"/>int i;</text:p>
      <text:p text:style-name="P34"><text:soft-page-break/><text:s text:c="4"/>int valmin;</text:p>
      <text:p text:style-name="P34"><text:s text:c="4"/>int posmin;</text:p>
      <text:p text:style-name="P34"><text:s text:c="4"/></text:p>
      <text:p text:style-name="P34"><text:s text:c="4"/>for(n=0;n&lt;TAILLE;n++){</text:p>
      <text:p text:style-name="P34"><text:s text:c="8"/>valmin=tab[n];</text:p>
      <text:p text:style-name="P34"><text:s text:c="8"/>posmin=n;</text:p>
      <text:p text:style-name="P34"><text:s text:c="8"/>for(i=n; i&lt;TAILLE ; i++){</text:p>
      <text:p text:style-name="P34"><text:s text:c="12"/>if(valmin&gt;tab[i]){</text:p>
      <text:p text:style-name="P34"><text:s text:c="16"/>valmin=tab[i];</text:p>
      <text:p text:style-name="P34"><text:s text:c="16"/>posmin=i;</text:p>
      <text:p text:style-name="P34"><text:s text:c="12"/>} <text:s text:c="11"/></text:p>
      <text:p text:style-name="P34"><text:s text:c="8"/>}</text:p>
      <text:p text:style-name="P34"><text:s text:c="8"/>tab[posmin]=tab[n];</text:p>
      <text:p text:style-name="P34"><text:s text:c="8"/>tab[n]=valmin;</text:p>
      <text:p text:style-name="P34"><text:s text:c="4"/>}</text:p>
      <text:p text:style-name="P34"><text:s text:c="4"/></text:p>
      <text:p text:style-name="P34"><text:s text:c="4"/>for(n=0 ; n&lt;TAILLE ; n++){</text:p>
      <text:p text:style-name="P34"><text:s text:c="8"/>printf("%d ",tab[n]);</text:p>
      <text:p text:style-name="P34"><text:s text:c="4"/>} <text:s/></text:p>
      <text:p text:style-name="P34"/>
      <text:p text:style-name="P34"><text:s text:c="4"/>return 0;</text:p>
      <text:p text:style-name="P3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MS Gothic" svg:font-family="'MS Goth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53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53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background-color="#ffcc99"/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dier BERNARD</meta:initial-creator>
    <meta:creation-date>2011-10-14T08:10:21</meta:creation-date>
    <dc:date>2019-11-12T15:46:45.276859262</dc:date>
    <meta:editing-duration>PT2H28M12S</meta:editing-duration>
    <meta:editing-cycles>13</meta:editing-cycles>
    <meta:generator>LibreOffice/6.2.6.2$Linux_X86_64 LibreOffice_project/20$Build-2</meta:generator>
    <meta:document-statistic meta:table-count="1" meta:image-count="0" meta:object-count="0" meta:page-count="7" meta:paragraph-count="374" meta:word-count="1352" meta:character-count="10798" meta:non-whitespace-character-count="8148"/>
  </office:meta>
</office:document-meta>
</file>